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DE LA CRUZ MOSCOL, CRHISTIAN LEONCI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DE LA CRUZ MOSCOL, CRHISTIAN LEONCI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156910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0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9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4</text:p>
          </table:table-cell>
          <table:table-cell table:style-name="Tableau1.D2" office:value-type="string">
            <text:p text:style-name="P12">152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52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4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42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9T16:19:42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